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- Sub+shall/will+be+ver1+ing+obj<text:line-break/>n-<text:line-break/><text:line-break/>Pupils-Students<text:line-break/>people is plural<text:line-break/>person is singular<text:line-break/><text:line-break/>The future continuous tense is used when an action is promised/thought to be going on at a specific time/context in the future.<text:line-break/><text:line-break/>Future I progressive puts emphasis on the course of an action that is taking place in the future.<text:line-break/>Form</text:p>
      <text:list xml:id="list3907870450" text:style-name="L1">
        <text:list-item>
          <text:p text:style-name="P3">A: He will be talking.</text:p>
        </text:list-item>
        <text:list-item>
          <text:p text:style-name="P3">N: He will not be talking.</text:p>
        </text:list-item>
        <text:list-item>
          <text:p text:style-name="P2">Q: Will he be talking?</text:p>
        </text:list-item>
      </text:list>
      <text:p text:style-name="Text_20_body"><text:line-break/>will not - won't<text:line-break/>Difference between all three is only in the game , about the table size , cue size , how many balls you play.<text:line-break/>biliiards<text:line-break/>snooker<text:line-break/>pool<text:line-break/><text:line-break/><text:line-break/>Group discussion <text:line-break/><text:span text:style-name="Strong_20_Emphasis">Do we really Need Education to be Successful?</text:span><text:line-break/><text:line-break/><text:span text:style-name="Strong_20_Emphasis">Vocabs - Advanced</text:span><text:line-break/>1<text:span text:style-name="Strong_20_Emphasis">.Backpedal</text:span>: Modify one's opinion, make it less strong<text:line-break/>Politicians generally find it hard to backpedal on their publicly stated positions.<text:line-break/><text:line-break/>2.<text:span text:style-name="Strong_20_Emphasis">Compound:</text:span> Add or increase. <text:line-break/>Strong winds compounded the difficulties of the fire-fighters.<text:line-break/><text:line-break/>3.<text:span text:style-name="Strong_20_Emphasis">Caustic:</text:span> Harsh or corrosive in tone.<text:line-break/>He heaped caustic comments on his opponents.<text:line-break/><text:line-break/>4.<text:span text:style-name="Strong_20_Emphasis">Voracious</text:span>: Very Greedy.<text:line-break/>Ram is a voracious shopkeeper who over-charges all his clients.<text:line-break/><text:line-break/>5<text:span text:style-name="Strong_20_Emphasis">.Accost</text:span>: Speak to someone.<text:line-break/>He was accosted in the street by four men.<text:line-break/><text:line-break/><text:span text:style-name="Strong_20_Emphasis">One words substitute</text:span><text:line-break/>A lover of good food  -<text:span text:style-name="Strong_20_Emphasis">  Gourmand</text:span><text:line-break/>A person who is controlled by wife  - <text:span text:style-name="Strong_20_Emphasis">Henpeck</text:span><text:line-break/>A person who is mentally ill - <text:span text:style-name="Strong_20_Emphasis">Lunatic</text:span><text:line-break/>An unconventional style of living -<text:span text:style-name="Strong_20_Emphasis">Bohemi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4ccfed5f</dc:title>
    <meta:initial-creator>Etherpad</meta:initial-creator>
    <dc:creator>Etherpad</dc:creator>
    <meta:document-statistic meta:table-count="0" meta:image-count="0" meta:object-count="0" meta:page-count="1" meta:paragraph-count="5" meta:word-count="217" meta:character-count="1296" meta:non-whitespace-character-count="1070"/>
    <meta:generator>LibreOffice/6.2.8.2$Linux_X86_64 LibreOffice_project/20$Build-2</meta:generator>
    <meta:user-defined meta:name=""/>
  </office:meta>
</office:document-meta>
</file>